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2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.6cm" svg:height="2.1cm" svg:x="7.5cm" svg:y="13.3cm">
          <text:p text:style-name="P1">Urla</text:p>
          <text:p text:style-name="P1">Cort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cm" svg:y1="14.3cm" svg:x2="7.5cm" svg:y2="14.3cm">
          <text:p text:style-name="P1"/>
        </draw:line>
        <draw:custom-shape draw:style-name="gr3" draw:text-style-name="P3" draw:layer="layout" svg:width="3.9cm" svg:height="1.7cm" svg:x="11.3cm" svg:y="13.5cm">
          <text:p text:style-name="P3"><text:span text:style-name="T1">Key values </text:span></text:p>
          <text:p text:style-name="P3"><text:span text:style-name="T1">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1cm" svg:y1="14.3cm" svg:x2="11.4cm" svg:y2="14.3cm">
          <text:p/>
        </draw:line>
        <draw:custom-shape draw:style-name="gr5" draw:text-style-name="P1" draw:layer="layout" svg:width="4.1cm" svg:height="1.8cm" svg:x="7.7cm" svg:y="16.3cm">
          <text:p text:style-name="P1">Shortge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15.4cm" svg:x2="9cm" svg:y2="16.4cm">
          <text:p/>
        </draw:line>
        <draw:line draw:style-name="gr4" draw:text-style-name="P2" draw:layer="layout" svg:x1="10.6cm" svg:y1="16.3cm" svg:x2="11.9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6:02:48.455618777</meta:creation-date>
    <dc:date>2017-07-23T16:14:01.042411537</dc:date>
    <meta:editing-duration>PT11M13S</meta:editing-duration>
    <meta:editing-cycles>1</meta:editing-cycles>
    <meta:document-statistic meta:object-count="7"/>
    <meta:generator>LibreOffice/5.0.3.2$Linux_x86 LibreOffice_project/00m0$Build-2</meta:generator>
  </office:meta>
</office:document-meta>
</file>